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untimeException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untimeException.getErr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untimeException.XmlRuntimeException( Stri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RuntimeException.XmlRuntimeException( String m , Throwable t , Collection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RuntimeException.XmlRuntimeException( String m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RuntimeException.XmlRuntimeException( String m , Throwable t , Xml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untimeException.XmlRuntimeException( XmlException xml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RuntimeException.XmlRuntimeException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RuntimeException.XmlRuntimeException( Xml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